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#s [mm]</text:p>
          </table:table-cell>
          <table:table-cell office:value-type="string">
            <text:p>ds [mm]</text:p>
          </table:table-cell>
          <table:table-cell office:value-type="string">
            <text:p>T [s]</text:p>
          </table:table-cell>
          <table:table-cell office:value-type="string">
            <text:p>dT [s]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table:formula="of:=11.55/5" office:value-type="float" office:value="2.31">
            <text:p>2.31</text:p>
          </table:table-cell>
          <table:table-cell table:formula="of:=0.1/5" office:value-type="float" office:value="0.02">
            <text:p>0.02</text:p>
          </table:table-cell>
        </table:table-row>
        <table:table-row table:style-name="ro2"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  <table:table-cell table:formula="of:=13.45/5" office:value-type="float" office:value="2.69">
            <text:p>2.69</text:p>
          </table:table-cell>
          <table:table-cell table:formula="of:=0.1/5" office:value-type="float" office:value="0.02">
            <text:p>0.02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table:formula="of:=16.2/5" office:value-type="float" office:value="3.24">
            <text:p>3.24</text:p>
          </table:table-cell>
          <table:table-cell table:formula="of:=0.1/5" office:value-type="float" office:value="0.02">
            <text:p>0.02</text:p>
          </table:table-cell>
        </table:table-row>
        <table:table-row table:style-name="ro2"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table:style-name="ce1" table:formula="of:=13/3" office:value-type="float" office:value="4.33333333333333">
            <text:p>4.333</text:p>
          </table:table-cell>
          <table:table-cell table:style-name="ce1" table:formula="of:=0.1/3" office:value-type="float" office:value="0.0333333333333333">
            <text:p>0.03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6:05:34</meta:creation-date>
    <dc:date>2014-06-12T16:07:59</dc:date>
    <meta:editing-duration>P0D</meta:editing-duration>
    <meta:editing-cycles>1</meta:editing-cycles>
    <meta:document-statistic meta:table-count="3" meta:cell-count="20" meta:object-count="0"/>
    <meta:generator>LibreOffice/3.5$Linux_X86_64 LibreOffice_project/350m1$Build-2</meta:generator>
  </office:meta>
</office:document-meta>
</file>